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al for the start of several projects</text:p>
      <text:p text:style-name="Standard">for the cultures and peoples of the earth</text:p>
      <text:p text:style-name="Standard"/>
      <text:p text:style-name="Standard">project 0. introduction.</text:p>
      <text:p text:style-name="Standard"/>
      <text:p text:style-name="Standard">My name is Armani Willis. I do not like the idea of having to remain dormant for 4 years to obtain a reasonable amount of accreditation. </text:p>
      <text:p text:style-name="Standard"/>
      <text:p text:style-name="Standard">if you are also fed up with the abuse of having to pay your own bosses while having only one venue of opportunity for deciding your own future, then you would be glad to know that this condition is going to change very soon.</text:p>
      <text:p text:style-name="Standard"/>
      <text:p text:style-name="Standard">below listed are a bunch of ideas and materials that i will need to make this possible, so that there will be time for everyone to become knowledgeable in any field they deem fit, so that the measure of a person's expertise would not be the high score on a simulation program. <text:s/></text:p>
      <text:p text:style-name="Standard"/>
      <text:p text:style-name="Standard">project 1. getting equipment for proving scientific concepts.</text:p>
      <text:p text:style-name="Standard"/>
      <text:p text:style-name="Standard">if from this first thing you have guessed that i am another one of those backyard inventors, then you are right. </text:p>
      <text:p text:style-name="Standard"/>
      <text:p text:style-name="Standard">as a person living in this reality, it is comforting to know firsthand what will work as a viable method of observation. for this reason, i always find myself tinkering with new concepts, and how these new concepts can be utilized in real time.</text:p>
      <text:p text:style-name="Standard"/>
      <text:p text:style-name="Standard">the frustration with that is the inability to actually do that. lack of any formal training besides waiting for a degree leaves me out of a place of steady work. so i would like to employ myself by demonstrating new things never before seen since i cannot afford the equipment for them.</text:p>
      <text:p text:style-name="Standard"/>
      <text:p text:style-name="Standard">one example of such a piece of equipment is something that simulates lightning inside a closed chamber. the object of this would be to study how lightning forms in an artificially induced setting. it has applications for everything from circuitry to quantum computing. this is just one of the many simple ideas that i have been unable to construct due to lack of adequate funds.</text:p>
      <text:p text:style-name="Standard"/>
      <text:p text:style-name="Standard">project 2. opening a regular store .</text:p>
      <text:p text:style-name="Standard"/>
      <text:p text:style-name="Standard">of course, the object of this first venture is to create a marketable product, this is to make more money and to make more products. that way, i will be able to introduce all the new things that i see are missing and will benefit many people.</text:p>
      <text:p text:style-name="Standard"/>
      <text:p text:style-name="Standard">by that point, money would not be such an important thing. but now, money is a very important thing. hopefully, i would like this little problem to change. </text:p>
      <text:p text:style-name="Standard"/>
      <text:p text:style-name="Standard">the concept i have for this store is again unconventional, but also something i see that is very simple but not being practiced. this is the idea i have for a no meat market.</text:p>
      <text:p text:style-name="Standard"/>
      <text:p text:style-name="Standard">i never liked the idea of having to eat meat, but it is the only major source of protein available. by substituting meat for other, gentler forms or protein, i can create a new food that will render all slaughter of animals obsolete, so that an advanced society would not stoop to this level to acquire <text:s/><text:soft-page-break/>adequate sources of protein.</text:p>
      <text:p text:style-name="Standard"/>
      <text:p text:style-name="Standard">this idea is unconventional, therefore, it will take a lot of time and effort to implement. it will be an ongoing process of trial and error to produce a palletable new food for the people.</text:p>
      <text:p text:style-name="Standard"/>
      <text:p text:style-name="Standard">project 3. <text:s/>the next programming language platform</text:p>
      <text:p text:style-name="Standard"/>
      <text:p text:style-name="Standard">i have many other extraneous projects to think about. another project would of course be to create a programming language that is the next improved version of the previous languages. this new thing has many new features, including the ability to read other languages.</text:p>
      <text:p text:style-name="Standard"/>
      <text:p text:style-name="Standard">i am currently studying computer science in college right now. and i cannot hope to start this for years after i have been doing this as a professional.</text:p>
      <text:p text:style-name="Standard"/>
      <text:p text:style-name="Standard">for all those that are interested, please do not hesitate to contribute, so that i can begin working as soon as possible.</text:p>
      <text:p text:style-name="Standard"/>
      <text:p text:style-name="Standard">project for improving cultures</text:p>
      <text:p text:style-name="Standard"/>
      <text:p text:style-name="Standard">armaniwillis</text:p>
      <text:p text:style-name="Standard"/>
      <text:p text:style-name="Standard">gofundme.com</text:p>
      <text:p text:style-name="Standard"/>
      <text:p text:style-name="Standard">tell fri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2-02T21:10:00.37</meta:creation-date>
    <dc:date>2015-02-05T19:12:45.22</dc:date>
    <dc:creator>armani willis</dc:creator>
    <meta:editing-duration>P2DT19H55M19S</meta:editing-duration>
    <meta:editing-cycles>4</meta:editing-cycles>
    <meta:generator>OpenOffice/4.1.0$Win32 OpenOffice.org_project/410m18$Build-9764</meta:generator>
    <meta:document-statistic meta:table-count="0" meta:image-count="0" meta:object-count="0" meta:page-count="2" meta:paragraph-count="25" meta:word-count="650" meta:character-count="3614"/>
  </office:meta>
</office:document-meta>
</file>